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6">
          <draw:rect draw:style-name="gr1" draw:text-style-name="P1" draw:layer="layout" svg:width="5.159cm" svg:height="1.192cm" svg:x="3.599cm" svg:y="2.85cm" draw:corner-radius="0.5cm">
            <text:p/>
          </draw:rect>
          <draw:frame draw:style-name="gr2" draw:text-style-name="P3" draw:layer="layout" svg:width="5.095cm" svg:height="0.738cm" svg:x="3.86cm" svg:y="3.046cm">
            <draw:text-box>
              <text:p text:style-name="P2"><text:span text:style-name="T1">languages/pico/compile/Pico</text:span></text:p>
            </draw:text-box>
          </draw:frame>
        </draw:g>
        <draw:g draw:id="id1">
          <draw:rect draw:style-name="gr3" draw:text-style-name="P1" draw:layer="layout" svg:width="6.438cm" svg:height="1.192cm" svg:x="6.076cm" svg:y="0.313cm" draw:corner-radius="0.5cm">
            <text:p/>
          </draw:rect>
          <draw:frame draw:style-name="gr4" draw:text-style-name="P3" draw:layer="layout" svg:width="6.158cm" svg:height="0.738cm" svg:x="6.326cm" svg:y="0.509cm">
            <draw:text-box>
              <text:p text:style-name="P2"><text:span text:style-name="T1">languages/pico/compile/NextLabel</text:span></text:p>
            </draw:text-box>
          </draw:frame>
        </draw:g>
        <draw:g draw:id="id2">
          <draw:rect draw:style-name="gr5" draw:text-style-name="P1" draw:layer="layout" svg:width="5.428cm" svg:height="1.192cm" svg:x="0.347cm" svg:y="0.313cm" draw:corner-radius="0.5cm">
            <text:p/>
          </draw:rect>
          <draw:frame draw:style-name="gr6" draw:text-style-name="P3" draw:layer="layout" svg:width="4.968cm" svg:height="0.738cm" svg:x="0.485cm" svg:y="0.537cm">
            <draw:text-box>
              <text:p text:style-name="P2"><text:span text:style-name="T1">languages/pico/syntax/Pico</text:span></text:p>
            </draw:text-box>
          </draw:frame>
        </draw:g>
        <draw:connector draw:style-name="gr7" draw:text-style-name="P4" draw:layer="layout" draw:type="line" svg:x1="9.295cm" svg:y1="1.505cm" svg:x2="7.559cm" svg:y2="2.793cm" draw:start-shape="id1" draw:start-glue-point="2">
          <text:p/>
        </draw:connector>
        <draw:connector draw:style-name="gr7" draw:text-style-name="P4" draw:layer="layout" draw:type="line" svg:x1="3.061cm" svg:y1="1.505cm" svg:x2="4.806cm" svg:y2="2.813cm" draw:start-shape="id2" draw:start-glue-point="2">
          <text:p/>
        </draw:connector>
        <draw:g draw:id="id5">
          <draw:g draw:id="id3">
            <draw:rect draw:style-name="gr8" draw:text-style-name="P1" draw:layer="layout" svg:width="6.527cm" svg:height="1.192cm" svg:x="3.151cm" svg:y="9.527cm" draw:corner-radius="0.5cm">
              <text:p/>
            </draw:rect>
            <draw:frame draw:style-name="gr9" draw:text-style-name="P3" draw:layer="layout" svg:width="6.162cm" svg:height="0.738cm" svg:x="3.368cm" svg:y="9.771cm">
              <draw:text-box>
                <text:p text:style-name="P2"><text:span text:style-name="T1">languages/pico/syntax/Identifiers</text:span></text:p>
              </draw:text-box>
            </draw:frame>
          </draw:g>
          <draw:g draw:id="id4">
            <draw:rect draw:style-name="gr10" draw:text-style-name="P1" draw:layer="layout" svg:width="7.584cm" svg:height="1.192cm" svg:x="2.576cm" svg:y="5.276cm" draw:corner-radius="0.5cm">
              <text:p/>
            </draw:rect>
            <draw:frame draw:style-name="gr11" draw:text-style-name="P3" draw:layer="layout" svg:width="7.466cm" svg:height="0.738cm" svg:x="2.826cm" svg:y="5.472cm">
              <draw:text-box>
                <text:p text:style-name="P2"><text:span text:style-name="T1">languages/pico/compile/AssemblyLanguage</text:span></text:p>
              </draw:text-box>
            </draw:frame>
          </draw:g>
          <draw:g>
            <draw:rect draw:style-name="gr12" draw:text-style-name="P1" draw:layer="layout" svg:width="3.198cm" svg:height="1.192cm" svg:x="2.193cm" svg:y="7.656cm" draw:corner-radius="0.5cm">
              <text:p/>
            </draw:rect>
            <draw:frame draw:style-name="gr13" draw:text-style-name="P3" draw:layer="layout" svg:width="2.962cm" svg:height="0.738cm" svg:x="2.443cm" svg:y="7.852cm">
              <draw:text-box>
                <text:p text:style-name="P2"><text:span text:style-name="T1">basic/Integers</text:span></text:p>
              </draw:text-box>
            </draw:frame>
          </draw:g>
          <draw:g>
            <draw:rect draw:style-name="gr14" draw:text-style-name="P1" draw:layer="layout" svg:width="3.198cm" svg:height="1.192cm" svg:x="7.182cm" svg:y="7.597cm" draw:corner-radius="0.5cm">
              <text:p/>
            </draw:rect>
            <draw:frame draw:style-name="gr15" draw:text-style-name="P3" draw:layer="layout" svg:width="2.798cm" svg:height="0.738cm" svg:x="7.432cm" svg:y="7.793cm">
              <draw:text-box>
                <text:p text:style-name="P2"><text:span text:style-name="T1">basic/Strings</text:span></text:p>
              </draw:text-box>
            </draw:frame>
          </draw:g>
          <draw:line draw:style-name="gr16" draw:text-style-name="P4" draw:layer="layout" svg:x1="3.94cm" svg:y1="7.672cm" svg:x2="3.94cm" svg:y2="6.452cm">
            <text:p/>
          </draw:line>
          <draw:line draw:style-name="gr16" draw:text-style-name="P4" draw:layer="layout" svg:x1="8.876cm" svg:y1="7.573cm" svg:x2="8.915cm" svg:y2="6.491cm">
            <text:p/>
          </draw:line>
          <draw:connector draw:style-name="gr16" draw:text-style-name="P4" draw:layer="layout" draw:type="line" svg:x1="6.414cm" svg:y1="9.527cm" svg:x2="6.434cm" svg:y2="6.468cm" draw:start-shape="id3" draw:start-glue-point="0" draw:end-shape="id4">
            <text:p/>
          </draw:connector>
        </draw:g>
        <draw:connector draw:style-name="gr7" draw:text-style-name="P4" draw:layer="layout" draw:type="line" svg:x1="6.286cm" svg:y1="5.276cm" svg:x2="6.277cm" svg:y2="4.042cm" draw:start-shape="id5" draw:end-shape="id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9-01T22:32:35</dc:date>
    <dc:language>en-US</dc:language>
    <meta:editing-cycles>12</meta:editing-cycles>
    <meta:editing-duration>PT1H10M28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